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ru" fo:country="RU" officeooo:rsid="0008e212" officeooo:paragraph-rsid="0008e212"/>
    </style:style>
    <style:style style:name="P2" style:family="paragraph" style:parent-style-name="Standard">
      <style:paragraph-properties style:writing-mode="lr-tb"/>
      <style:text-properties fo:language="ru" fo:country="RU" fo:font-weight="bold" officeooo:rsid="00084e96" officeooo:paragraph-rsid="00084e96" style:font-weight-asian="bold" style:font-weight-complex="bold"/>
    </style:style>
    <style:style style:name="P3" style:family="paragraph" style:parent-style-name="Standard">
      <style:paragraph-properties style:writing-mode="lr-tb"/>
      <style:text-properties fo:language="ru" fo:country="RU" officeooo:rsid="000ac12b" officeooo:paragraph-rsid="000ac12b"/>
    </style:style>
    <style:style style:name="P4" style:family="paragraph" style:parent-style-name="Standard">
      <style:paragraph-properties style:writing-mode="lr-tb"/>
      <style:text-properties fo:language="ru" fo:country="RU" officeooo:rsid="000ac12b" officeooo:paragraph-rsid="007950cf"/>
    </style:style>
    <style:style style:name="P5" style:family="paragraph" style:parent-style-name="Standard">
      <style:paragraph-properties style:writing-mode="lr-tb"/>
      <style:text-properties fo:language="ru" fo:country="RU" officeooo:rsid="000cb09a" officeooo:paragraph-rsid="000cb09a"/>
    </style:style>
    <style:style style:name="P6" style:family="paragraph" style:parent-style-name="Standard">
      <style:paragraph-properties style:writing-mode="lr-tb"/>
      <style:text-properties fo:language="ru" fo:country="RU" officeooo:rsid="000d1709" officeooo:paragraph-rsid="000d1709"/>
    </style:style>
    <style:style style:name="P7" style:family="paragraph" style:parent-style-name="Standard">
      <style:paragraph-properties style:writing-mode="lr-tb"/>
      <style:text-properties fo:language="ru" fo:country="RU" officeooo:rsid="000d1709" officeooo:paragraph-rsid="001db707"/>
    </style:style>
    <style:style style:name="P8" style:family="paragraph" style:parent-style-name="Standard">
      <style:paragraph-properties style:writing-mode="lr-tb"/>
      <style:text-properties fo:language="ru" fo:country="RU" officeooo:rsid="001251fe" officeooo:paragraph-rsid="001251fe"/>
    </style:style>
    <style:style style:name="P9" style:family="paragraph" style:parent-style-name="Standard">
      <style:paragraph-properties style:writing-mode="lr-tb"/>
      <style:text-properties fo:language="ru" fo:country="RU" officeooo:rsid="001c24be" officeooo:paragraph-rsid="001c24be"/>
    </style:style>
    <style:style style:name="P10" style:family="paragraph" style:parent-style-name="Standard">
      <style:paragraph-properties style:writing-mode="lr-tb"/>
      <style:text-properties fo:language="ru" fo:country="RU" officeooo:rsid="00227952" officeooo:paragraph-rsid="00227952"/>
    </style:style>
    <style:style style:name="P11" style:family="paragraph" style:parent-style-name="Standard">
      <style:paragraph-properties style:writing-mode="lr-tb"/>
      <style:text-properties fo:language="ru" fo:country="RU" officeooo:rsid="002f070e" officeooo:paragraph-rsid="002f070e"/>
    </style:style>
    <style:style style:name="P12" style:family="paragraph" style:parent-style-name="Standard">
      <style:paragraph-properties style:writing-mode="lr-tb"/>
      <style:text-properties fo:language="ru" fo:country="RU" officeooo:rsid="00355edf" officeooo:paragraph-rsid="007d9367"/>
    </style:style>
    <style:style style:name="P13" style:family="paragraph" style:parent-style-name="Standard">
      <style:paragraph-properties style:writing-mode="lr-tb"/>
      <style:text-properties fo:language="ru" fo:country="RU" officeooo:rsid="0039645f" officeooo:paragraph-rsid="0039645f"/>
    </style:style>
    <style:style style:name="P14" style:family="paragraph" style:parent-style-name="Standard">
      <style:paragraph-properties style:writing-mode="lr-tb"/>
      <style:text-properties fo:language="ru" fo:country="RU" officeooo:rsid="0039b7ab" officeooo:paragraph-rsid="0039b7ab"/>
    </style:style>
    <style:style style:name="P15" style:family="paragraph" style:parent-style-name="Standard">
      <style:paragraph-properties style:writing-mode="lr-tb"/>
      <style:text-properties fo:language="ru" fo:country="RU" officeooo:rsid="003a502b" officeooo:paragraph-rsid="003a502b"/>
    </style:style>
    <style:style style:name="P16" style:family="paragraph" style:parent-style-name="Standard">
      <style:paragraph-properties style:writing-mode="lr-tb"/>
      <style:text-properties officeooo:paragraph-rsid="003d2a94"/>
    </style:style>
    <style:style style:name="P17" style:family="paragraph" style:parent-style-name="Standard">
      <style:paragraph-properties style:writing-mode="lr-tb"/>
      <style:text-properties officeooo:rsid="003d8609" officeooo:paragraph-rsid="003d8609"/>
    </style:style>
    <style:style style:name="P18" style:family="paragraph" style:parent-style-name="Standard">
      <style:paragraph-properties style:writing-mode="lr-tb"/>
      <style:text-properties officeooo:paragraph-rsid="0042ba39"/>
    </style:style>
    <style:style style:name="P19" style:family="paragraph" style:parent-style-name="Standard">
      <style:paragraph-properties style:writing-mode="lr-tb"/>
      <style:text-properties officeooo:paragraph-rsid="004472d1"/>
    </style:style>
    <style:style style:name="P20" style:family="paragraph" style:parent-style-name="Standard">
      <style:paragraph-properties style:writing-mode="lr-tb"/>
      <style:text-properties officeooo:paragraph-rsid="004a6b47"/>
    </style:style>
    <style:style style:name="P21" style:family="paragraph" style:parent-style-name="Standard">
      <style:paragraph-properties style:writing-mode="lr-tb"/>
      <style:text-properties officeooo:paragraph-rsid="004e0fe0"/>
    </style:style>
    <style:style style:name="P22" style:family="paragraph" style:parent-style-name="Standard">
      <style:paragraph-properties style:writing-mode="lr-tb"/>
      <style:text-properties officeooo:rsid="0053d485" officeooo:paragraph-rsid="0053d485"/>
    </style:style>
    <style:style style:name="P23" style:family="paragraph" style:parent-style-name="Standard">
      <style:paragraph-properties style:writing-mode="lr-tb"/>
      <style:text-properties officeooo:paragraph-rsid="006c7de4"/>
    </style:style>
    <style:style style:name="P24" style:family="paragraph" style:parent-style-name="Standard">
      <style:paragraph-properties style:writing-mode="lr-tb"/>
      <style:text-properties officeooo:rsid="0075466d" officeooo:paragraph-rsid="0075466d"/>
    </style:style>
    <style:style style:name="P25" style:family="paragraph" style:parent-style-name="Standard">
      <style:paragraph-properties fo:text-align="center" style:justify-single-word="false" style:writing-mode="lr-tb"/>
      <style:text-properties fo:language="ru" fo:country="RU" fo:font-weight="bold" officeooo:rsid="007b1d4c" officeooo:paragraph-rsid="007b1d4c" style:font-weight-asian="bold" style:font-weight-complex="bold"/>
    </style:style>
    <style:style style:name="P26" style:family="paragraph" style:parent-style-name="Standard" style:list-style-name="L1">
      <style:paragraph-properties style:writing-mode="lr-tb"/>
      <style:text-properties fo:language="ru" fo:country="RU" officeooo:rsid="00454bee" officeooo:paragraph-rsid="00454bee"/>
    </style:style>
    <style:style style:name="P27" style:family="paragraph" style:parent-style-name="Standard">
      <style:paragraph-properties style:writing-mode="lr-tb"/>
      <style:text-properties fo:language="ru" fo:country="RU" officeooo:rsid="00410f87" officeooo:paragraph-rsid="003d8609"/>
    </style:style>
    <style:style style:name="P28" style:family="paragraph" style:parent-style-name="Standard">
      <style:paragraph-properties style:writing-mode="lr-tb"/>
      <style:text-properties fo:language="ru" fo:country="RU" fo:font-weight="normal" officeooo:rsid="004a6b47" officeooo:paragraph-rsid="004a6b47" style:font-weight-asian="normal" style:font-weight-complex="normal"/>
    </style:style>
    <style:style style:name="P29" style:family="paragraph" style:parent-style-name="Standard">
      <style:paragraph-properties style:writing-mode="lr-tb"/>
      <style:text-properties fo:language="ru" fo:country="RU" fo:font-weight="normal" officeooo:rsid="004e0fe0" officeooo:paragraph-rsid="004e0fe0" style:font-weight-asian="normal" style:font-weight-complex="normal"/>
    </style:style>
    <style:style style:name="P30" style:family="paragraph" style:parent-style-name="Standard" style:list-style-name="L1">
      <style:paragraph-properties style:writing-mode="lr-tb"/>
      <style:text-properties officeooo:paragraph-rsid="0008e212"/>
    </style:style>
    <style:style style:name="P31" style:family="paragraph" style:parent-style-name="Standard" style:list-style-name="L1">
      <style:paragraph-properties style:writing-mode="lr-tb"/>
      <style:text-properties officeooo:paragraph-rsid="0045f1aa"/>
    </style:style>
    <style:style style:name="P32" style:family="paragraph" style:parent-style-name="Standard" style:list-style-name="L1">
      <style:paragraph-properties style:writing-mode="lr-tb"/>
      <style:text-properties officeooo:rsid="00457b65" officeooo:paragraph-rsid="00457b65"/>
    </style:style>
    <style:style style:name="P33" style:family="paragraph" style:parent-style-name="Standard" style:list-style-name="L2">
      <style:paragraph-properties style:writing-mode="lr-tb"/>
      <style:text-properties officeooo:paragraph-rsid="0060d78c"/>
    </style:style>
    <style:style style:name="P34" style:family="paragraph" style:parent-style-name="Standard" style:list-style-name="L2">
      <style:paragraph-properties style:writing-mode="lr-tb"/>
      <style:text-properties officeooo:paragraph-rsid="00681dd4"/>
    </style:style>
    <style:style style:name="P35" style:family="paragraph" style:parent-style-name="Standard" style:list-style-name="L2">
      <style:paragraph-properties style:writing-mode="lr-tb"/>
      <style:text-properties officeooo:rsid="0062265b" officeooo:paragraph-rsid="0062265b"/>
    </style:style>
    <style:style style:name="T1" style:family="text">
      <style:text-properties officeooo:rsid="000cb09a"/>
    </style:style>
    <style:style style:name="T2" style:family="text">
      <style:text-properties officeooo:rsid="00114d2a"/>
    </style:style>
    <style:style style:name="T3" style:family="text">
      <style:text-properties officeooo:rsid="00145bcb"/>
    </style:style>
    <style:style style:name="T4" style:family="text">
      <style:text-properties officeooo:rsid="00160404"/>
    </style:style>
    <style:style style:name="T5" style:family="text">
      <style:text-properties officeooo:rsid="00193723"/>
    </style:style>
    <style:style style:name="T6" style:family="text">
      <style:text-properties officeooo:rsid="001aea0c"/>
    </style:style>
    <style:style style:name="T7" style:family="text">
      <style:text-properties officeooo:rsid="001f4945"/>
    </style:style>
    <style:style style:name="T8" style:family="text">
      <style:text-properties officeooo:rsid="00227952"/>
    </style:style>
    <style:style style:name="T9" style:family="text">
      <style:text-properties officeooo:rsid="00248481"/>
    </style:style>
    <style:style style:name="T10" style:family="text">
      <style:text-properties officeooo:rsid="0026141c"/>
    </style:style>
    <style:style style:name="T11" style:family="text">
      <style:text-properties officeooo:rsid="0028bbdc"/>
    </style:style>
    <style:style style:name="T12" style:family="text">
      <style:text-properties officeooo:rsid="0029dbc4"/>
    </style:style>
    <style:style style:name="T13" style:family="text">
      <style:text-properties officeooo:rsid="002af8a0"/>
    </style:style>
    <style:style style:name="T14" style:family="text">
      <style:text-properties officeooo:rsid="002cabd6"/>
    </style:style>
    <style:style style:name="T15" style:family="text">
      <style:text-properties officeooo:rsid="002fc5f3"/>
    </style:style>
    <style:style style:name="T16" style:family="text">
      <style:text-properties officeooo:rsid="0030ad46"/>
    </style:style>
    <style:style style:name="T17" style:family="text">
      <style:text-properties officeooo:rsid="0033a09e"/>
    </style:style>
    <style:style style:name="T18" style:family="text">
      <style:text-properties officeooo:rsid="0035bd62"/>
    </style:style>
    <style:style style:name="T19" style:family="text">
      <style:text-properties officeooo:rsid="00377900"/>
    </style:style>
    <style:style style:name="T20" style:family="text">
      <style:text-properties officeooo:rsid="003a502b"/>
    </style:style>
    <style:style style:name="T21" style:family="text">
      <style:text-properties officeooo:rsid="003c3196"/>
    </style:style>
    <style:style style:name="T22" style:family="text">
      <style:text-properties officeooo:rsid="003d2a94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3d2a94"/>
    </style:style>
    <style:style style:name="T25" style:family="text">
      <style:text-properties fo:language="ru" fo:country="RU" officeooo:rsid="003d8609"/>
    </style:style>
    <style:style style:name="T26" style:family="text">
      <style:text-properties fo:language="ru" fo:country="RU" officeooo:rsid="00410f87"/>
    </style:style>
    <style:style style:name="T27" style:family="text">
      <style:text-properties fo:language="ru" fo:country="RU" officeooo:rsid="0037d89d"/>
    </style:style>
    <style:style style:name="T28" style:family="text">
      <style:text-properties fo:language="ru" fo:country="RU" officeooo:rsid="0042ba39"/>
    </style:style>
    <style:style style:name="T29" style:family="text">
      <style:text-properties fo:language="ru" fo:country="RU" fo:font-weight="bold" officeooo:rsid="00410f87" style:font-weight-asian="bold" style:font-weight-complex="bold"/>
    </style:style>
    <style:style style:name="T30" style:family="text">
      <style:text-properties fo:language="ru" fo:country="RU" fo:font-weight="bold" officeooo:rsid="004472d1" style:font-weight-asian="bold" style:font-weight-complex="bold"/>
    </style:style>
    <style:style style:name="T31" style:family="text">
      <style:text-properties fo:language="ru" fo:country="RU" fo:font-weight="bold" officeooo:rsid="0048c75d" style:font-weight-asian="bold" style:font-weight-complex="bold"/>
    </style:style>
    <style:style style:name="T32" style:family="text">
      <style:text-properties fo:language="ru" fo:country="RU" fo:font-weight="bold" officeooo:rsid="004ca8c1" style:font-weight-asian="bold" style:font-weight-complex="bold"/>
    </style:style>
    <style:style style:name="T33" style:family="text">
      <style:text-properties fo:language="ru" fo:country="RU" officeooo:rsid="0008e212"/>
    </style:style>
    <style:style style:name="T34" style:family="text">
      <style:text-properties fo:language="ru" fo:country="RU" officeooo:rsid="00454bee"/>
    </style:style>
    <style:style style:name="T35" style:family="text">
      <style:text-properties fo:language="ru" fo:country="RU" officeooo:rsid="00457dbb"/>
    </style:style>
    <style:style style:name="T36" style:family="text">
      <style:text-properties fo:language="ru" fo:country="RU" officeooo:rsid="0045cc63"/>
    </style:style>
    <style:style style:name="T37" style:family="text">
      <style:text-properties fo:language="ru" fo:country="RU" officeooo:rsid="0045f1aa"/>
    </style:style>
    <style:style style:name="T38" style:family="text">
      <style:text-properties fo:language="ru" fo:country="RU" officeooo:rsid="0047caa7"/>
    </style:style>
    <style:style style:name="T39" style:family="text">
      <style:text-properties fo:language="ru" fo:country="RU" fo:font-weight="normal" style:font-weight-asian="normal" style:font-weight-complex="normal"/>
    </style:style>
    <style:style style:name="T40" style:family="text">
      <style:text-properties fo:language="ru" fo:country="RU" fo:font-weight="normal" officeooo:rsid="004a6b47" style:font-weight-asian="normal" style:font-weight-complex="normal"/>
    </style:style>
    <style:style style:name="T41" style:family="text">
      <style:text-properties fo:language="ru" fo:country="RU" fo:font-weight="normal" officeooo:rsid="004ae3c4" style:font-weight-asian="normal" style:font-weight-complex="normal"/>
    </style:style>
    <style:style style:name="T42" style:family="text">
      <style:text-properties fo:language="ru" fo:country="RU" fo:font-weight="normal" officeooo:rsid="004e0fe0" style:font-weight-asian="normal" style:font-weight-complex="normal"/>
    </style:style>
    <style:style style:name="T43" style:family="text">
      <style:text-properties fo:language="ru" fo:country="RU" fo:font-weight="normal" officeooo:rsid="0052fc41" style:font-weight-asian="normal" style:font-weight-complex="normal"/>
    </style:style>
    <style:style style:name="T44" style:family="text">
      <style:text-properties fo:language="ru" fo:country="RU" fo:font-weight="normal" officeooo:rsid="0055d42c" style:font-weight-asian="normal" style:font-weight-complex="normal"/>
    </style:style>
    <style:style style:name="T45" style:family="text">
      <style:text-properties fo:language="ru" fo:country="RU" fo:font-weight="normal" officeooo:rsid="005b03d2" style:font-weight-asian="normal" style:font-weight-complex="normal"/>
    </style:style>
    <style:style style:name="T46" style:family="text">
      <style:text-properties fo:language="ru" fo:country="RU" fo:font-weight="normal" officeooo:rsid="005d9190" style:font-weight-asian="normal" style:font-weight-complex="normal"/>
    </style:style>
    <style:style style:name="T47" style:family="text">
      <style:text-properties fo:language="ru" fo:country="RU" fo:font-weight="normal" officeooo:rsid="005b7c96" style:font-weight-asian="normal" style:font-weight-complex="normal"/>
    </style:style>
    <style:style style:name="T48" style:family="text">
      <style:text-properties fo:language="ru" fo:country="RU" fo:font-weight="normal" officeooo:rsid="005ed977" style:font-weight-asian="normal" style:font-weight-complex="normal"/>
    </style:style>
    <style:style style:name="T49" style:family="text">
      <style:text-properties fo:language="ru" fo:country="RU" fo:font-weight="normal" officeooo:rsid="0060d78c" style:font-weight-asian="normal" style:font-weight-complex="normal"/>
    </style:style>
    <style:style style:name="T50" style:family="text">
      <style:text-properties fo:language="ru" fo:country="RU" fo:font-weight="normal" officeooo:rsid="00637686" style:font-weight-asian="normal" style:font-weight-complex="normal"/>
    </style:style>
    <style:style style:name="T51" style:family="text">
      <style:text-properties fo:language="ru" fo:country="RU" fo:font-weight="normal" officeooo:rsid="0063a04a" style:font-weight-asian="normal" style:font-weight-complex="normal"/>
    </style:style>
    <style:style style:name="T52" style:family="text">
      <style:text-properties fo:language="ru" fo:country="RU" fo:font-weight="normal" officeooo:rsid="0063ba3d" style:font-weight-asian="normal" style:font-weight-complex="normal"/>
    </style:style>
    <style:style style:name="T53" style:family="text">
      <style:text-properties fo:language="ru" fo:country="RU" fo:font-weight="normal" officeooo:rsid="0068d330" style:font-weight-asian="normal" style:font-weight-complex="normal"/>
    </style:style>
    <style:style style:name="T54" style:family="text">
      <style:text-properties fo:language="ru" fo:country="RU" fo:font-weight="normal" officeooo:rsid="006a1e15" style:font-weight-asian="normal" style:font-weight-complex="normal"/>
    </style:style>
    <style:style style:name="T55" style:family="text">
      <style:text-properties fo:language="ru" fo:country="RU" fo:font-weight="normal" officeooo:rsid="006a8f1d" style:font-weight-asian="normal" style:font-weight-complex="normal"/>
    </style:style>
    <style:style style:name="T56" style:family="text">
      <style:text-properties fo:language="ru" fo:country="RU" fo:font-weight="normal" officeooo:rsid="006e29c1" style:font-weight-asian="normal" style:font-weight-complex="normal"/>
    </style:style>
    <style:style style:name="T57" style:family="text">
      <style:text-properties fo:language="ru" fo:country="RU" fo:font-weight="normal" officeooo:rsid="00502083" style:font-weight-asian="normal" style:font-weight-complex="normal"/>
    </style:style>
    <style:style style:name="T58" style:family="text">
      <style:text-properties fo:language="ru" fo:country="RU" fo:font-weight="normal" officeooo:rsid="006fc159" style:font-weight-asian="normal" style:font-weight-complex="normal"/>
    </style:style>
    <style:style style:name="T59" style:family="text">
      <style:text-properties fo:language="ru" fo:country="RU" fo:font-weight="normal" officeooo:rsid="0071bd27" style:font-weight-asian="normal" style:font-weight-complex="normal"/>
    </style:style>
    <style:style style:name="T60" style:family="text">
      <style:text-properties fo:language="ru" fo:country="RU" fo:font-weight="normal" officeooo:rsid="007f35ae" style:font-weight-asian="normal" style:font-weight-complex="normal"/>
    </style:style>
    <style:style style:name="T61" style:family="text">
      <style:text-properties fo:language="ru" fo:country="RU" officeooo:rsid="0076ed96"/>
    </style:style>
    <style:style style:name="T62" style:family="text">
      <style:text-properties officeooo:rsid="0045492e"/>
    </style:style>
    <style:style style:name="T63" style:family="text">
      <style:text-properties fo:language="en" fo:country="US" officeooo:rsid="007950cf"/>
    </style:style>
    <style:style style:name="T64" style:family="text">
      <style:text-properties officeooo:rsid="007c80f8"/>
    </style:style>
    <style:style style:name="T65" style:family="text">
      <style:text-properties officeooo:rsid="007d8b8a"/>
    </style:style>
    <style:style style:name="T66" style:family="text">
      <style:text-properties officeooo:rsid="007d93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Решение проблем в агентурной деятельности</text:p>
      <text:p text:style-name="P2">Проблем<text:span text:style-name="T62">ы</text:span> определения:</text:p>
      <text:list xml:id="list3554753740" text:style-name="L1">
        <text:list-item>
          <text:p text:style-name="P30"><text:span text:style-name="T33">объясн</text:span><text:span text:style-name="T34">ение (фактов, обстоятельств, ситуаций),</text:span></text:p>
        </text:list-item>
        <text:list-item>
          <text:p text:style-name="P26">прогнозирование (деятельности противника, поведения лица),</text:p>
        </text:list-item>
        <text:list-item>
          <text:p text:style-name="P26">диагнозирование (личности, группы),</text:p>
        </text:list-item>
        <text:list-item>
          <text:p text:style-name="P32"><text:span text:style-name="T23">доказательств и опровержени</text:span><text:span text:style-name="T61">й</text:span><text:span text:style-name="T23"> </text:span><text:span text:style-name="T35">(</text:span><text:span text:style-name="T36">верно ли утверждение, положение, позиция),</text:span></text:p>
        </text:list-item>
        <text:list-item>
          <text:p text:style-name="P31"><text:span text:style-name="T36">о</text:span><text:span text:style-name="T37">писание (поведения лица, устремлений, </text:span><text:span text:style-name="T38">методов противника).</text:span></text:p>
        </text:list-item>
      </text:list>
      <text:p text:style-name="P1"/>
      <text:p text:style-name="P4">Версии:</text:p>
      <text:p text:style-name="P4">выдвижение<text:tab/>→<text:span text:style-name="T63"> </text:span><text:span text:style-name="T1">о</text:span>боснование →<text:span text:style-name="T63"> </text:span>проверка →<text:span text:style-name="T63"> </text:span>подтверждение (опровержение).</text:p>
      <text:p text:style-name="P3"/>
      <text:p text:style-name="P5">Методы для решения проблем определения <text:span text:style-name="T14">(проверка выдвинутых версий)</text:span>.</text:p>
      <text:p text:style-name="P5"/>
      <text:p text:style-name="P7">1) <text:span text:style-name="T8">П</text:span>реобразование проблемной ситуации.</text:p>
      <text:p text:style-name="P7"><text:span text:style-name="T7">Суть: </text:span><text:span text:style-name="T2">добавить новые элементы и проследить, как человек будет себя вести в измененной ситуации, какая будет его реакция на новые элементы.</text:span></text:p>
      <text:p text:style-name="P8">Новые элементы: секретные документы, <text:span text:style-name="T3">связи - </text:span>секретоносители, <text:span text:style-name="T4">предметы </text:span><text:span text:style-name="T6">(</text:span><text:span text:style-name="T5">с точки зрения возможных преступных намерений</text:span><text:span text:style-name="T6">), </text:span><text:span text:style-name="T64">и т.д.</text:span>.</text:p>
      <text:p text:style-name="P9">Дополнительно могут использоваться: распространение различных мнений, слухов, легенд.</text:p>
      <text:p text:style-name="P6"/>
      <text:p text:style-name="P6">2) <text:span text:style-name="T8">М</text:span>етод «черного ящика».</text:p>
      <text:p text:style-name="P10">Суть: <text:span text:style-name="T9">в состоянии противостояния </text:span><text:span text:style-name="T10">с неизвестным объектом </text:span><text:span text:style-name="T11">изучением информации «на входе» и «на выходе» </text:span><text:span text:style-name="T12">изучаемой системы </text:span><text:span text:style-name="T13">сделать выводы о внутренних процессах и их характере.</text:span></text:p>
      <text:p text:style-name="P11">Воздействие <text:span text:style-name="T17">и снятие </text:span>новы<text:span text:style-name="T17">х</text:span> стрессор<text:span text:style-name="T17">ов</text:span><text:span text:style-name="T15"> - </text:span><text:span text:style-name="T16">изучение изменений в поведении </text:span><text:span text:style-name="T65">изучаемого лица</text:span><text:span text:style-name="T16">.</text:span></text:p>
      <text:p text:style-name="P12">Доведение новой информации - <text:span text:style-name="T18">изучение возникающих ассоциаций </text:span><text:span text:style-name="T66">у </text:span><text:span text:style-name="T65">изучаемого лица</text:span><text:span text:style-name="T16">.</text:span></text:p>
      <text:p text:style-name="P6"/>
      <text:p text:style-name="P6">3) <text:span text:style-name="T19">П</text:span>ереформулирование проблемы.</text:p>
      <text:p text:style-name="P18"><text:span text:style-name="T27">Суть: <text:s/></text:span><text:span text:style-name="T28">посмотреть на задачу с другой точки зрения, сузить или расширить ее, упростить.</text:span></text:p>
      <text:p text:style-name="P13">Решение новой сложной задачи (математик Д. Пойя):</text:p>
      <text:p text:style-name="P14">а) что дано;</text:p>
      <text:p text:style-name="P14">б) что неизвестно;</text:p>
      <text:p text:style-name="P14">в) <text:span text:style-name="T20">в чем состоит условие;</text:span></text:p>
      <text:p text:style-name="P15">г) <text:span text:style-name="T21">встречалась ли ранее подобная проблема, </text:span><text:span text:style-name="T22">можно ли применить метод ее решения;</text:span></text:p>
      <text:p text:style-name="P16"><text:span text:style-name="T24">д) </text:span><text:span text:style-name="T25">можно ли внести вспомогательный элемент в задачу и применить к ней известный метод;</text:span></text:p>
      <text:p text:style-name="P17"><text:span text:style-name="T23">е) </text:span><text:span text:style-name="T26">можно ли иначе сформулировать задачу.</text:span></text:p>
      <text:p text:style-name="P27"/>
      <text:p text:style-name="P19"><text:span text:style-name="T29">Проблем</text:span><text:span text:style-name="T31">ы</text:span><text:span text:style-name="T29"> </text:span><text:span text:style-name="T32">решения</text:span><text:span text:style-name="T30">:</text:span></text:p>
      <text:p text:style-name="P20"><text:span text:style-name="T41">со</text:span><text:span text:style-name="T42">в</text:span><text:span text:style-name="T41">окупность и </text:span><text:span text:style-name="T40">последовательность действий для достижения цели.</text:span></text:p>
      <text:p text:style-name="P28"/>
      <text:p text:style-name="P21"><text:span text:style-name="T40">Методы</text:span><text:span text:style-name="T42">.</text:span></text:p>
      <text:p text:style-name="P29"/>
      <text:p text:style-name="P23"><text:span text:style-name="T42">1</text:span><text:span text:style-name="T57">) Мысленн</text:span><text:span text:style-name="T56">ый</text:span><text:span text:style-name="T45"> поиск </text:span><text:span text:style-name="T43">алгоритм</text:span><text:span text:style-name="T45">а решения ситуации, </text:span><text:span text:style-name="T48">с</text:span><text:span text:style-name="T47">оставление плана </text:span><text:span text:style-name="T46">мероприятий</text:span><text:span text:style-name="T47">.</text:span></text:p>
      <text:list xml:id="list1580908166" text:style-name="L2">
        <text:list-item>
          <text:p text:style-name="P33"><text:span text:style-name="T49">объединение </text:span><text:span text:style-name="T58">отдельных </text:span><text:span text:style-name="T49">способов </text:span><text:span text:style-name="T59">действий</text:span><text:span text:style-name="T49"> в единый комплекс </text:span><text:span text:style-name="T54">(последовательност</text:span><text:span text:style-name="T55">ь</text:span><text:span text:style-name="T54"> действий)</text:span><text:span text:style-name="T49">;</text:span></text:p>
        </text:list-item>
        <text:list-item>
          <text:p text:style-name="P35"><text:span text:style-name="T39">восстановление </text:span><text:span text:style-name="T50">по </text:span><text:span text:style-name="T52">одной </text:span><text:span text:style-name="T50">детали </text:span><text:span text:style-name="T51">сложной системы действий </text:span><text:span text:style-name="T60">(последующее действие определяется результатом предыдущего - «нить Ариадны»</text:span><text:span text:style-name="T51">;</text:span></text:p>
        </text:list-item>
        <text:list-item>
          <text:p text:style-name="P34"><text:span text:style-name="T51">с</text:span><text:span text:style-name="T39">оединение разных способов действий в единое целое </text:span><text:span text:style-name="T53">(не следуют друг за другом, а включаются в состав другого действия)</text:span></text:p>
        </text:list-item>
      </text:list>
      <text:p text:style-name="P22"><text:span text:style-name="T43">2</text:span><text:span text:style-name="T39">) </text:span><text:span text:style-name="T44">Метод «проб и ошибок».</text:span></text:p>
      <text:p text:style-name="P24"><text:span text:style-name="T44">С</text:span><text:span text:style-name="T39">уть: перебор вариантов при объяснении явлений и выборе алгоритма реше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14:16:58.993000000</meta:creation-date>
    <meta:generator>LibreOffice/7.0.1.2$Windows_x86 LibreOffice_project/7cbcfc562f6eb6708b5ff7d7397325de9e764452</meta:generator>
    <meta:editing-duration>P0D</meta:editing-duration>
    <meta:editing-cycles>1</meta:editing-cycles>
    <meta:document-statistic meta:table-count="0" meta:image-count="0" meta:object-count="0" meta:page-count="1" meta:paragraph-count="36" meta:word-count="299" meta:character-count="2260" meta:non-whitespace-character-count="2004"/>
  </office:meta>
</office:document-meta>
</file>